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Micro Hei1" svg:font-family="'WenQuanYi Micro Hei'" style:font-family-generic="modern" style:font-pitch="fixed"/>
    <style:font-face style:name="Cantarell" svg:font-family="Cantarell" style:font-pitch="variable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Text_20_body">
      <style:text-properties style:font-name="Cantarell"/>
    </style:style>
    <style:style style:name="P3" style:family="paragraph" style:parent-style-name="Text_20_body">
      <style:paragraph-properties fo:text-align="center" style:justify-single-word="false"/>
      <style:text-properties style:font-name="Cantarell" fo:font-size="15pt" style:font-size-asian="15pt" style:font-size-complex="15pt"/>
    </style:style>
    <style:style style:name="P4" style:family="paragraph" style:parent-style-name="Text_20_body">
      <style:paragraph-properties fo:text-align="start" style:justify-single-word="false"/>
      <style:text-properties style:font-name="Cantarell" fo:font-size="15pt" fo:font-weight="normal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Cantarell" fo:font-size="13pt" fo:font-weight="normal" style:font-size-asian="11.3500003814697pt" style:font-weight-asian="normal" style:font-size-complex="13pt" style:font-weight-complex="normal"/>
    </style:style>
    <style:style style:name="P6" style:family="paragraph" style:parent-style-name="Text_20_body">
      <style:text-properties fo:color="#0066cc" fo:font-size="13pt" fo:font-weight="bold" style:font-size-asian="13pt" style:font-weight-asian="bold" style:font-size-complex="13pt" style:font-weight-complex="bold"/>
    </style:style>
    <style:style style:name="P7" style:family="paragraph" style:parent-style-name="Heading_20_1">
      <style:text-properties style:font-name="Cantarell"/>
    </style:style>
    <style:style style:name="P8" style:family="paragraph" style:parent-style-name="Heading_20_2">
      <style:text-properties style:font-name="Cantarell"/>
    </style:style>
    <style:style style:name="P9" style:family="paragraph" style:parent-style-name="Heading_20_3">
      <style:text-properties style:font-name="Cantarell"/>
    </style:style>
    <style:style style:name="P10" style:family="paragraph" style:parent-style-name="Preformatted_20_Text">
      <style:text-properties style:font-name="Cantarell"/>
    </style:style>
    <style:style style:name="P11" style:family="paragraph" style:parent-style-name="Preformatted_20_Text">
      <style:paragraph-properties fo:margin-top="0in" fo:margin-bottom="0.1965in"/>
      <style:text-properties style:font-name="Cantarell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color="#4c4c4c" style:font-name="URW Bookman L" fo:font-size="26pt" fo:background-color="#99ccff" style:font-size-asian="22.75pt" style:font-size-complex="26pt"/>
    </style:style>
    <style:style style:name="P13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color="#4c4c4c" style:font-name="URW Bookman L" fo:font-size="44pt" fo:background-color="#99ccff" style:font-size-asian="44pt" style:font-size-complex="44pt"/>
    </style:style>
    <style:style style:name="P14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color="#4c4c4c" style:font-name="URW Bookman L" fo:font-size="26pt" fo:background-color="#99ccff" style:font-size-asian="22.75pt" style:font-size-complex="26pt"/>
    </style:style>
    <style:style style:name="P15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color="#4c4c4c" style:font-name="URW Bookman L" fo:font-size="36pt" style:font-size-asian="36pt" style:font-size-complex="36pt"/>
    </style:style>
    <style:style style:name="P16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style:use-window-font-color="true" style:font-name="DejaVu Sans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Text_20_body" style:list-style-name="L1"/>
    <style:style style:name="P18" style:family="paragraph" style:parent-style-name="Text_20_body" style:list-style-name="L2">
      <style:text-properties style:font-name="Cantarell"/>
    </style:style>
    <style:style style:name="P19" style:family="paragraph" style:parent-style-name="Text_20_body" style:list-style-name="L3">
      <style:text-properties style:font-name="Cantarell"/>
    </style:style>
    <style:style style:name="P20" style:family="paragraph" style:parent-style-name="Text_20_body" style:list-style-name="L4">
      <style:text-properties style:font-name="Cantarell"/>
    </style:style>
    <style:style style:name="P21" style:family="paragraph" style:parent-style-name="Text_20_body" style:list-style-name="L5">
      <style:text-properties style:font-name="Cantarell"/>
    </style:style>
    <style:style style:name="P22" style:family="paragraph" style:parent-style-name="Text_20_body" style:list-style-name="L5">
      <style:text-properties style:font-name="Cantarell" fo:font-size="13pt" fo:font-weight="bold" style:font-size-asian="13pt" style:font-weight-asian="bold" style:font-size-complex="13pt" style:font-weight-complex="bold"/>
    </style:style>
    <style:style style:name="P23" style:family="paragraph" style:parent-style-name="Text_20_body" style:list-style-name="L6">
      <style:text-properties style:font-name="Cantarell" fo:font-size="13pt" fo:font-weight="bold" style:font-size-asian="13pt" style:font-weight-asian="bold" style:font-size-complex="13pt" style:font-weight-complex="bold"/>
    </style:style>
    <style:style style:name="P24" style:family="paragraph" style:parent-style-name="Text_20_body" style:list-style-name="L10">
      <style:text-properties style:font-name="Cantarell" fo:font-size="13pt" fo:font-weight="bold" style:font-size-asian="13pt" style:font-weight-asian="bold" style:font-size-complex="13pt" style:font-weight-complex="bold"/>
    </style:style>
    <style:style style:name="P25" style:family="paragraph" style:parent-style-name="Text_20_body" style:list-style-name="L11">
      <style:text-properties style:font-name="Cantarell" fo:font-size="13pt" fo:font-weight="bold" style:font-size-asian="13pt" style:font-weight-asian="bold" style:font-size-complex="13pt" style:font-weight-complex="bold"/>
    </style:style>
    <style:style style:name="P26" style:family="paragraph" style:parent-style-name="Text_20_body" style:list-style-name="L12">
      <style:text-properties style:font-name="Cantarell" fo:font-size="13pt" fo:font-weight="bold" style:font-size-asian="13pt" style:font-weight-asian="bold" style:font-size-complex="13pt" style:font-weight-complex="bold"/>
    </style:style>
    <style:style style:name="P27" style:family="paragraph" style:parent-style-name="Text_20_body" style:list-style-name="L13">
      <style:text-properties style:font-name="Cantarell" fo:font-size="13pt" fo:font-weight="bold" style:font-size-asian="13pt" style:font-weight-asian="bold" style:font-size-complex="13pt" style:font-weight-complex="bold"/>
    </style:style>
    <style:style style:name="P28" style:family="paragraph" style:parent-style-name="Text_20_body" style:list-style-name="L14">
      <style:text-properties style:font-name="Cantarell" fo:font-size="13pt" fo:font-weight="bold" style:font-size-asian="13pt" style:font-weight-asian="bold" style:font-size-complex="13pt" style:font-weight-complex="bold"/>
    </style:style>
    <style:style style:name="P29" style:family="paragraph" style:parent-style-name="Text_20_body" style:list-style-name="L6">
      <style:text-properties style:font-name="Cantarell"/>
    </style:style>
    <style:style style:name="P30" style:family="paragraph" style:parent-style-name="Text_20_body" style:list-style-name="L7">
      <style:text-properties style:font-name="Cantarell"/>
    </style:style>
    <style:style style:name="P31" style:family="paragraph" style:parent-style-name="Text_20_body" style:list-style-name="L8">
      <style:text-properties style:font-name="Cantarell"/>
    </style:style>
    <style:style style:name="P32" style:family="paragraph" style:parent-style-name="Text_20_body" style:list-style-name="L9">
      <style:text-properties style:font-name="Cantarell"/>
    </style:style>
    <style:style style:name="P33" style:family="paragraph" style:parent-style-name="Text_20_body" style:list-style-name="L10">
      <style:text-properties style:font-name="Cantarell"/>
    </style:style>
    <style:style style:name="P34" style:family="paragraph" style:parent-style-name="Text_20_body" style:list-style-name="L11">
      <style:text-properties style:font-name="Cantarell"/>
    </style:style>
    <style:style style:name="P35" style:family="paragraph" style:parent-style-name="Text_20_body" style:list-style-name="L12">
      <style:text-properties style:font-name="Cantarell"/>
    </style:style>
    <style:style style:name="P36" style:family="paragraph" style:parent-style-name="Text_20_body" style:list-style-name="L13">
      <style:text-properties style:font-name="Cantarell"/>
    </style:style>
    <style:style style:name="P37" style:family="paragraph" style:parent-style-name="Text_20_body" style:list-style-name="L14">
      <style:text-properties style:font-name="Cantarell"/>
    </style:style>
    <style:style style:name="P38" style:family="paragraph" style:parent-style-name="Text_20_body" style:list-style-name="L15">
      <style:text-properties style:font-name="Cantarell"/>
    </style:style>
    <style:style style:name="P39" style:family="paragraph" style:parent-style-name="Text_20_body" style:list-style-name="L16">
      <style:text-properties style:font-name="Cantarell"/>
    </style:style>
    <style:style style:name="P40" style:family="paragraph" style:parent-style-name="Text_20_body" style:list-style-name="L17">
      <style:text-properties style:font-name="Cantarell"/>
    </style:style>
    <style:style style:name="P41" style:family="paragraph" style:parent-style-name="Text_20_body" style:list-style-name="L18">
      <style:text-properties style:font-name="Cantarell"/>
    </style:style>
    <style:style style:name="P42" style:family="paragraph" style:parent-style-name="Text_20_body" style:list-style-name="L19">
      <style:text-properties style:font-name="Cantarell"/>
    </style:style>
    <style:style style:name="P43" style:family="paragraph" style:parent-style-name="Text_20_body" style:list-style-name="L20">
      <style:text-properties style:font-name="Cantarell"/>
    </style:style>
    <style:style style:name="P44" style:family="paragraph" style:parent-style-name="Text_20_body" style:list-style-name="L1">
      <style:paragraph-properties fo:margin-top="0in" fo:margin-bottom="0in"/>
    </style:style>
    <style:style style:name="P45" style:family="paragraph" style:parent-style-name="Text_20_body" style:list-style-name="L1">
      <style:paragraph-properties fo:margin-top="0in" fo:margin-bottom="0in"/>
      <style:text-properties style:use-window-font-color="true" style:font-name="Cantarell" fo:font-size="13pt" fo:font-weight="bold" style:font-size-asian="13pt" style:font-weight-asian="bold" style:font-size-complex="13pt" style:font-weight-complex="bold"/>
    </style:style>
    <style:style style:name="P46" style:family="paragraph" style:parent-style-name="Text_20_body" style:list-style-name="L1">
      <style:paragraph-properties fo:margin-top="0in" fo:margin-bottom="0in"/>
      <style:text-properties style:font-name="Cantarell"/>
    </style:style>
    <style:style style:name="P47" style:family="paragraph" style:parent-style-name="Text_20_body" style:list-style-name="L1">
      <style:paragraph-properties fo:margin-top="0in" fo:margin-bottom="0in"/>
      <style:text-properties style:font-name="Cantarell" fo:font-size="13pt" fo:font-weight="bold" style:font-size-asian="11.3500003814697pt" style:font-weight-asian="bold" style:font-size-complex="13pt" style:font-weight-complex="bold"/>
    </style:style>
    <style:style style:name="P48" style:family="paragraph" style:parent-style-name="Text_20_body" style:list-style-name="L1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49" style:family="paragraph" style:parent-style-name="Text_20_body" style:list-style-name="L4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0" style:family="paragraph" style:parent-style-name="Text_20_body" style:list-style-name="L5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1" style:family="paragraph" style:parent-style-name="Text_20_body" style:list-style-name="L9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2" style:family="paragraph" style:parent-style-name="Text_20_body" style:list-style-name="L11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3" style:family="paragraph" style:parent-style-name="Text_20_body" style:list-style-name="L12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4" style:family="paragraph" style:parent-style-name="Text_20_body" style:list-style-name="L13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5" style:family="paragraph" style:parent-style-name="Text_20_body" style:list-style-name="L14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6" style:family="paragraph" style:parent-style-name="Text_20_body" style:list-style-name="L15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7" style:family="paragraph" style:parent-style-name="Text_20_body" style:list-style-name="L16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8" style:family="paragraph" style:parent-style-name="Text_20_body" style:list-style-name="L17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59" style:family="paragraph" style:parent-style-name="Text_20_body" style:list-style-name="L18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60" style:family="paragraph" style:parent-style-name="Text_20_body" style:list-style-name="L19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61" style:family="paragraph" style:parent-style-name="Text_20_body" style:list-style-name="L20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P62" style:family="paragraph" style:parent-style-name="Text_20_body" style:list-style-name="L2">
      <style:paragraph-properties fo:margin-top="0in" fo:margin-bottom="0in"/>
      <style:text-properties style:font-name="Cantarell"/>
    </style:style>
    <style:style style:name="P63" style:family="paragraph" style:parent-style-name="Text_20_body" style:list-style-name="L2">
      <style:paragraph-properties fo:margin-top="0in" fo:margin-bottom="0in"/>
      <style:text-properties style:font-name="Cantarell" fo:font-weight="bold" style:font-weight-asian="bold" style:font-weight-complex="bold"/>
    </style:style>
    <style:style style:name="P64" style:family="paragraph" style:parent-style-name="Text_20_body" style:list-style-name="L3">
      <style:paragraph-properties fo:margin-top="0in" fo:margin-bottom="0in"/>
      <style:text-properties style:font-name="Cantarell"/>
    </style:style>
    <style:style style:name="P65" style:family="paragraph" style:parent-style-name="Text_20_body" style:list-style-name="L4">
      <style:paragraph-properties fo:margin-top="0in" fo:margin-bottom="0in"/>
      <style:text-properties style:font-name="Cantarell"/>
    </style:style>
    <style:style style:name="P66" style:family="paragraph" style:parent-style-name="Text_20_body" style:list-style-name="L5">
      <style:paragraph-properties fo:margin-top="0in" fo:margin-bottom="0in"/>
      <style:text-properties style:font-name="Cantarell"/>
    </style:style>
    <style:style style:name="P67" style:family="paragraph" style:parent-style-name="Text_20_body" style:list-style-name="L8">
      <style:paragraph-properties fo:margin-top="0in" fo:margin-bottom="0in"/>
      <style:text-properties style:font-name="Cantarell"/>
    </style:style>
    <style:style style:name="P68" style:family="paragraph" style:parent-style-name="Text_20_body" style:list-style-name="L9">
      <style:paragraph-properties fo:margin-top="0in" fo:margin-bottom="0in"/>
      <style:text-properties style:font-name="Cantarell"/>
    </style:style>
    <style:style style:name="P69" style:family="paragraph" style:parent-style-name="Text_20_body" style:list-style-name="L11">
      <style:paragraph-properties fo:margin-top="0in" fo:margin-bottom="0in"/>
      <style:text-properties style:font-name="Cantarell"/>
    </style:style>
    <style:style style:name="P70" style:family="paragraph" style:parent-style-name="Text_20_body" style:list-style-name="L12">
      <style:paragraph-properties fo:margin-top="0in" fo:margin-bottom="0in"/>
      <style:text-properties style:font-name="Cantarell"/>
    </style:style>
    <style:style style:name="P71" style:family="paragraph" style:parent-style-name="Text_20_body" style:list-style-name="L13">
      <style:paragraph-properties fo:margin-top="0in" fo:margin-bottom="0in"/>
      <style:text-properties style:font-name="Cantarell"/>
    </style:style>
    <style:style style:name="P72" style:family="paragraph" style:parent-style-name="Text_20_body" style:list-style-name="L14">
      <style:paragraph-properties fo:margin-top="0in" fo:margin-bottom="0in"/>
      <style:text-properties style:font-name="Cantarell"/>
    </style:style>
    <style:style style:name="P73" style:family="paragraph" style:parent-style-name="Text_20_body" style:list-style-name="L15">
      <style:paragraph-properties fo:margin-top="0in" fo:margin-bottom="0in"/>
      <style:text-properties style:font-name="Cantarell"/>
    </style:style>
    <style:style style:name="P74" style:family="paragraph" style:parent-style-name="Text_20_body" style:list-style-name="L16">
      <style:paragraph-properties fo:margin-top="0in" fo:margin-bottom="0in"/>
      <style:text-properties style:font-name="Cantarell"/>
    </style:style>
    <style:style style:name="P75" style:family="paragraph" style:parent-style-name="Text_20_body" style:list-style-name="L17">
      <style:paragraph-properties fo:margin-top="0in" fo:margin-bottom="0in"/>
      <style:text-properties style:font-name="Cantarell"/>
    </style:style>
    <style:style style:name="P76" style:family="paragraph" style:parent-style-name="Text_20_body" style:list-style-name="L18">
      <style:paragraph-properties fo:margin-top="0in" fo:margin-bottom="0in"/>
      <style:text-properties style:font-name="Cantarell"/>
    </style:style>
    <style:style style:name="P77" style:family="paragraph" style:parent-style-name="Text_20_body" style:list-style-name="L19">
      <style:paragraph-properties fo:margin-top="0in" fo:margin-bottom="0in"/>
      <style:text-properties style:font-name="Cantarell"/>
    </style:style>
    <style:style style:name="P78" style:family="paragraph" style:parent-style-name="Text_20_body" style:list-style-name="L20">
      <style:paragraph-properties fo:margin-top="0in" fo:margin-bottom="0in"/>
      <style:text-properties style:font-name="Cantarell"/>
    </style:style>
    <style:style style:name="P79" style:family="paragraph" style:parent-style-name="Text_20_body" style:list-style-name="L5">
      <style:paragraph-properties fo:margin-top="0in" fo:margin-bottom="0in"/>
    </style:style>
    <style:style style:name="P80" style:family="paragraph" style:parent-style-name="Text_20_body" style:list-style-name="L6">
      <style:paragraph-properties fo:margin-top="0in" fo:margin-bottom="0in"/>
      <style:text-properties fo:color="#999999" style:font-name="Cantarell"/>
    </style:style>
    <style:style style:name="P81" style:family="paragraph" style:parent-style-name="Heading_20_3" style:list-style-name="L9">
      <style:paragraph-properties fo:margin-top="0in" fo:margin-bottom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13pt" fo:font-weight="bold" style:font-size-asian="11.3500003814697pt" style:font-weight-asian="bold" style:font-size-complex="13pt" style:font-weight-complex="bold"/>
    </style:style>
    <style:style style:name="T4" style:family="text">
      <style:text-properties style:font-name="Cantarell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Cantarell"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333333" fo:font-size="44pt" fo:background-color="#99ccff" style:font-size-asian="44pt" style:font-size-complex="4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/>
      <text:h text:style-name="P14" text:outline-level="1"/>
      <text:p text:style-name="P12"/>
      <text:p text:style-name="P12"/>
      <text:h text:style-name="P15" text:outline-level="1"><text:bookmark text:name="Testing_Amarok"/><text:span text:style-name="T10"><text:s/>Testing Amarok </text:span><text:s/></text:h>
      <text:h text:style-name="P16" text:outline-level="1">http://community.kde.org/Amarok/Development/Testing</text:h>
      <text:p text:style-name="P3"><text:span text:style-name="T1">Build Date:</text:span> <text:s/>3 December 2012<text:line-break/><text:span text:style-name="T1">Amarok Version: <text:s/></text:span><text:span text:style-name="T6">2.6-git </text:span><text:span text:style-name="T7">from http://anongit.kde.org/amarok</text:span></text:p>
      <text:p text:style-name="P3"><text:span text:style-name="T1">KDE version:</text:span><text:span text:style-name="T6"> 4.9.3</text:span></text:p>
      <text:p text:style-name="P3"><text:span text:style-name="T1">Operating System:</text:span><text:span text:style-name="T6"> Fedora 64-bit 17 KDE-spin<text:line-break/>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" text:outline-level="1"><text:soft-page-break/>Important Tests for a release </text:h>
      <text:h text:style-name="P8" text:outline-level="2"><text:bookmark text:name="New_Installation"/>New Installation </text:h>
      <text:p text:style-name="P2">It is very important to test a new installation: this can be done by creating a new user quite easily, as all the configurations are stored individually for each user. </text:p>
      <text:list xml:id="list355394049" text:style-name="L1">
        <text:list-item>
          <text:p text:style-name="P44"><text:span text:style-name="T2">Check if </text:span><text:a xlink:type="simple" xlink:href="https://bugs.kde.org/show_bug.cgi?id=268492"><text:span text:style-name="T2">https://bugs.kde.org/show_bug.cgi?id=268492</text:span></text:a><text:span text:style-name="T2"> is reproducible </text:span></text:p>
          <text:p text:style-name="P45">Not reproducible.</text:p>
        </text:list-item>
        <text:list-item>
          <text:p text:style-name="P46">Check start-up time the first and the subsequent times </text:p>
          <text:p text:style-name="P47">Normal.</text:p>
        </text:list-item>
        <text:list-item>
          <text:p text:style-name="P46">Create a collection</text:p>
          <text:p text:style-name="P48">Working.</text:p>
        </text:list-item>
        <text:list-item>
          <text:p text:style-name="P44"><text:span text:style-name="T2">Import existing collection, test if </text:span><text:a xlink:type="simple" xlink:href="https://bugs.kde.org/show_bug.cgi?id=269241"><text:span text:style-name="T2">https://bugs.kde.org/show_bug.cgi?id=269241</text:span></text:a><text:span text:style-name="T2"> is reproducible <text:line-break/></text:span><text:span text:style-name="T3">Not reproducible.</text:span></text:p>
        </text:list-item>
        <text:list-item>
          <text:p text:style-name="P46">Import ratings and statistics from a previous database</text:p>
          <text:p text:style-name="P46"><text:span text:style-name="T9">Working.</text:span> </text:p>
        </text:list-item>
        <text:list-item>
          <text:p text:style-name="P17"><text:span text:style-name="T2">Try playing mp3 tracks without installed proprietary codecs </text:span><text:a xlink:type="simple" xlink:href="https://bugs.kde.org/show_bug.cgi?id=301264"><text:span text:style-name="T2">https://bugs.kde.org/show_bug.cgi?id=301264</text:span></text:a><text:span text:style-name="T2"> <text:line-break/></text:span><text:span text:style-name="T4">No bug.</text:span></text:p>
        </text:list-item>
      </text:list>
      <text:h text:style-name="P7" text:outline-level="1"><text:bookmark text:name="Main_and_Slim_Toolbars"/>Main and Slim Toolbars </text:h>
      <text:list xml:id="list1261037660" text:style-name="L2">
        <text:list-item>
          <text:p text:style-name="P62">Using main toolbar to... </text:p>
          <text:list>
            <text:list-item>
              <text:p text:style-name="P62">change track by clicking previous/next song name </text:p>
              <text:p text:style-name="P62"><text:span text:style-name="T9">Working.</text:span> </text:p>
            </text:list-item>
            <text:list-item>
              <text:p text:style-name="P62">change track by dragging song names </text:p>
              <text:p text:style-name="P62"><text:span text:style-name="T9">Working.</text:span> </text:p>
            </text:list-item>
            <text:list-item>
              <text:p text:style-name="P62">seek music (with the FastForward - FastBackward keyboard shortcuts and by clicking on the progress slider) in different formats (mp3, flac, ogg..) </text:p>
              <text:p text:style-name="P62"><text:span text:style-name="T9">Working.</text:span> </text:p>
            </text:list-item>
            <text:list-item>
              <text:p text:style-name="P62">check artist, album and name of next/previous/current song by hovering </text:p>
              <text:p text:style-name="P62"><text:span text:style-name="T9">Working.</text:span> </text:p>
            </text:list-item>
            <text:list-item>
              <text:p text:style-name="P62">play or pause playing </text:p>
              <text:p text:style-name="P63"><text:span text:style-name="T8">Working.</text:span> </text:p>
            </text:list-item>
            <text:list-item>
              <text:p text:style-name="P62">adjust volume </text:p>
              <text:p text:style-name="P62"><text:span text:style-name="T9">Working.</text:span> </text:p>
            </text:list-item>
            <text:list-item>
              <text:p text:style-name="P62">bookmark position of song </text:p>
              <text:p text:style-name="P62"><text:soft-page-break/><text:span text:style-name="T9">Working.</text:span> </text:p>
            </text:list-item>
            <text:list-item>
              <text:p text:style-name="P18">like song at last.fm </text:p>
              <text:p text:style-name="P18"><text:span text:style-name="T9">Working.</text:span> </text:p>
            </text:list-item>
          </text:list>
        </text:list-item>
      </text:list>
      <text:list xml:id="list1164169377" text:style-name="L3">
        <text:list-item>
          <text:p text:style-name="P64">Using slim toolbar to... </text:p>
          <text:list>
            <text:list-item>
              <text:p text:style-name="P64">change track by clicking previous/next -buttons </text:p>
              <text:p text:style-name="P64"><text:span text:style-name="T9">Working.</text:span> </text:p>
            </text:list-item>
            <text:list-item>
              <text:p text:style-name="P64">seek music in different formats (mp3, flac, ogg...) </text:p>
              <text:p text:style-name="P64"><text:span text:style-name="T9">Working.</text:span> </text:p>
            </text:list-item>
            <text:list-item>
              <text:p text:style-name="P64">play, pause or stop playing </text:p>
              <text:p text:style-name="P64"><text:span text:style-name="T9">Working.</text:span> </text:p>
            </text:list-item>
            <text:list-item>
              <text:p text:style-name="P64">adjust volume </text:p>
              <text:p text:style-name="P64"><text:span text:style-name="T9">Working.</text:span> </text:p>
            </text:list-item>
            <text:list-item>
              <text:p text:style-name="P64">bookmark position of song </text:p>
              <text:p text:style-name="P64"><text:span text:style-name="T9">Working.</text:span> </text:p>
            </text:list-item>
            <text:list-item>
              <text:p text:style-name="P19">like song at last.fm </text:p>
              <text:p text:style-name="P64"><text:span text:style-name="T9">Working.</text:span> </text:p>
            </text:list-item>
          </text:list>
        </text:list-item>
      </text:list>
      <text:h text:style-name="P7" text:outline-level="1"><text:bookmark text:name="Media_Sources_View"/>Media Sources View </text:h>
      <text:h text:style-name="P8" text:outline-level="2"><text:bookmark text:name="Local_Music"/>Local Music </text:h>
      <text:h text:style-name="P9" text:outline-level="3"><text:bookmark text:name="Local_Collection"/>Local Collection </text:h>
      <text:list xml:id="list2054655972" text:style-name="L4">
        <text:list-item>
          <text:p text:style-name="P65">Browsing tracks in treeview </text:p>
          <text:p text:style-name="P65"><text:span text:style-name="T9">Working.</text:span> </text:p>
        </text:list-item>
        <text:list-item>
          <text:p text:style-name="P65">Ctrl+F should focus collection search and show local collection even if previously hidden </text:p>
          <text:p text:style-name="P65"><text:span text:style-name="T9">Working.</text:span> </text:p>
        </text:list-item>
        <text:list-item>
          <text:p text:style-name="P65">Searching from collection (artists, albums, year, etc.) </text:p>
          <text:p text:style-name="P65"><text:span text:style-name="T9">Working.</text:span> </text:p>
        </text:list-item>
        <text:list-item>
          <text:p text:style-name="P65">Sort/nest tracks, albums and artists with different settings </text:p>
          <text:p text:style-name="P65"><text:span text:style-name="T9">Working.</text:span> </text:p>
        </text:list-item>
        <text:list-item>
          <text:p text:style-name="P65">Right-click on artist to... </text:p>
          <text:list>
            <text:list-item>
              <text:p text:style-name="P65">add it to the playlist. </text:p>
              <text:p text:style-name="P65"><text:span text:style-name="T9">Working.</text:span> </text:p>
            </text:list-item>
            <text:list-item>
              <text:p text:style-name="P65">replace the playlist. </text:p>
              <text:p text:style-name="P65"><text:span text:style-name="T9">Working.</text:span> </text:p>
            </text:list-item>
            <text:list-item>
              <text:p text:style-name="P65">mass-edit track details(artist name, genre) </text:p>
              <text:p text:style-name="P65"><text:soft-page-break/><text:span text:style-name="T9">Working.</text:span> </text:p>
            </text:list-item>
            <text:list-item>
              <text:p text:style-name="P65">organize files(different naming formats, etc.) </text:p>
              <text:p text:style-name="P65"><text:span text:style-name="T9">Working.</text:span> </text:p>
            </text:list-item>
            <text:list-item>
              <text:p text:style-name="P65">play similiar artists from Last.fm </text:p>
              <text:p text:style-name="P49">Working (couldn't play because of no paid account)</text:p>
            </text:list-item>
            <text:list-item>
              <text:p text:style-name="P65">bookmark it. </text:p>
              <text:p text:style-name="P65"><text:span text:style-name="T9">Working.</text:span> </text:p>
            </text:list-item>
            <text:list-item>
              <text:p text:style-name="P65">delete tracks: "Move Tracks to Trash" (remember to have backup!) </text:p>
              <text:p text:style-name="P65"><text:span text:style-name="T9">Working.</text:span> </text:p>
            </text:list-item>
          </text:list>
        </text:list-item>
        <text:list-item>
          <text:p text:style-name="P65">Right-click on album to... </text:p>
          <text:list>
            <text:list-item>
              <text:p text:style-name="P65">add it to the playlist. </text:p>
              <text:p text:style-name="P65"><text:span text:style-name="T9">Working.</text:span> </text:p>
            </text:list-item>
            <text:list-item>
              <text:p text:style-name="P65">replace the playlist. </text:p>
              <text:p text:style-name="P65"><text:span text:style-name="T9">Working.</text:span> </text:p>
            </text:list-item>
            <text:list-item>
              <text:p text:style-name="P65">mass-edit track details(artist name, genre, year, album name) </text:p>
              <text:p text:style-name="P65"><text:span text:style-name="T9">Working.</text:span> </text:p>
            </text:list-item>
            <text:list-item>
              <text:p text:style-name="P65">organize files(different naming formats, etc.) </text:p>
              <text:p text:style-name="P65"><text:span text:style-name="T9">Working.</text:span> </text:p>
            </text:list-item>
            <text:list-item>
              <text:p text:style-name="P65">show under various artists </text:p>
              <text:p text:style-name="P65"><text:span text:style-name="T9">Working.</text:span> </text:p>
            </text:list-item>
            <text:list-item>
              <text:p text:style-name="P65">fetch cover, set cover, display cover, unset cover(for more, check cover manager part of this list) </text:p>
              <text:p text:style-name="P65"><text:span text:style-name="T9">Working.</text:span> </text:p>
            </text:list-item>
            <text:list-item>
              <text:p text:style-name="P65">bookmark it. </text:p>
              <text:p text:style-name="P65"><text:span text:style-name="T9">Working.</text:span> </text:p>
            </text:list-item>
            <text:list-item>
              <text:p text:style-name="P65">delete tracks: "Move Tracks to Trash" (remember to have backup!) </text:p>
              <text:p text:style-name="P65"><text:span text:style-name="T9">Working.</text:span> </text:p>
            </text:list-item>
          </text:list>
        </text:list-item>
        <text:list-item>
          <text:p text:style-name="P65">Right-click on track to... </text:p>
          <text:list>
            <text:list-item>
              <text:p text:style-name="P65">add it to the playlist. </text:p>
              <text:p text:style-name="P65"><text:span text:style-name="T9">Working.</text:span> </text:p>
            </text:list-item>
            <text:list-item>
              <text:p text:style-name="P65">replace the playlist. </text:p>
              <text:p text:style-name="P65"><text:span text:style-name="T9">Working.</text:span> </text:p>
            </text:list-item>
            <text:list-item>
              <text:p text:style-name="P65">edit track details </text:p>
              <text:p text:style-name="P65"><text:span text:style-name="T9">Working.</text:span> </text:p>
            </text:list-item>
            <text:list-item>
              <text:p text:style-name="P65">organize file(different naming formats, etc.) </text:p>
              <text:p text:style-name="P65"><text:span text:style-name="T9">Working.</text:span> </text:p>
            </text:list-item>
            <text:list-item>
              <text:p text:style-name="P65">show under various artists </text:p>
              <text:p text:style-name="P65"><text:span text:style-name="T9">Working.</text:span> </text:p>
            </text:list-item>
            <text:list-item>
              <text:p text:style-name="P65">love it at Last.fm </text:p>
              <text:p text:style-name="P65"><text:soft-page-break/><text:span text:style-name="T9">Working.</text:span> </text:p>
            </text:list-item>
            <text:list-item>
              <text:p text:style-name="P65">add position marker </text:p>
              <text:p text:style-name="P65"><text:span text:style-name="T9">Working.</text:span> </text:p>
            </text:list-item>
            <text:list-item>
              <text:p text:style-name="P65">delete tracks: "Move Tracks to Trash" (remember to have backup!) </text:p>
              <text:p text:style-name="P65"><text:span text:style-name="T9">Working.</text:span> </text:p>
            </text:list-item>
          </text:list>
        </text:list-item>
        <text:list-item>
          <text:p text:style-name="P20">Update collection from Tools-&gt;Update Collection </text:p>
          <text:p text:style-name="P20"><text:span text:style-name="T9">Working.</text:span> </text:p>
        </text:list-item>
      </text:list>
      <text:h text:style-name="P9" text:outline-level="3"><text:bookmark text:name="iPod_Collection"/>iPod Collection <text:s/></text:h>
      <text:p text:style-name="P6"><text:span text:style-name="T2">&lt;---- Couldn't perform this test. No iPod/iPhone etc. were available. ----&gt;<text:line-break/>Trying with a </text:span><text:span text:style-name="T5">!Next</text:span><text:span text:style-name="T2"> mp3 player.</text:span></text:p>
      <text:list xml:id="list2032552123" text:style-name="L5">
        <text:list-item>
          <text:p text:style-name="P66">iPod collection should show up in Local Music in a few seconds after iPod is plugged in</text:p>
          <text:p text:style-name="P79"><text:span text:style-name="T4">Working.</text:span><text:span text:style-name="T2"> <text:s/></text:span></text:p>
        </text:list-item>
        <text:list-item>
          <text:p text:style-name="P66">copy tracks to/from iPod: album cover images should be transfered in both directions, compilation status should survive copying </text:p>
          <text:p text:style-name="P66"><text:span text:style-name="T9">Working.</text:span> </text:p>
        </text:list-item>
        <text:list-item>
          <text:p text:style-name="P66">drag &amp; drop files to Amarok playlist, play them; stop playling </text:p>
          <text:p text:style-name="P66"><text:span text:style-name="T9">Working.</text:span> </text:p>
        </text:list-item>
        <text:list-item>
          <text:p text:style-name="P66">test disconnect behaviour: </text:p>
          <text:list>
            <text:list-item>
              <text:p text:style-name="P66">leave some iPod songs in playlist </text:p>
            </text:list-item>
            <text:list-item>
              <text:p text:style-name="P66">disconnect iPod from within Amarok or Plasma Device Notifier </text:p>
            </text:list-item>
            <text:list-item>
              <text:p text:style-name="P66">iPod tracks in playlist should gray-out (perhaps only when hovered by mouse) </text:p>
              <text:p text:style-name="P50">Working. </text:p>
            </text:list-item>
            <text:list-item>
              <text:p text:style-name="P66">right-click an iPod song → Edit Track Details. It should be visible that the track is no longer editable </text:p>
              <text:p text:style-name="P50">Working. </text:p>
            </text:list-item>
          </text:list>
        </text:list-item>
        <text:list-item>
          <text:p text:style-name="P21">check that songs, compilations and cover images display/play correctly on iPod </text:p>
          <text:p text:style-name="P22">Working. </text:p>
        </text:list-item>
      </text:list>
      <text:h text:style-name="P9" text:outline-level="3"><text:bookmark text:name="Other_Media_Devices_Collection"/>Other Media Devices Collection </text:h>
      <text:p text:style-name="P2">Same tests as for iPods, but in particular: </text:p>
      <text:list xml:id="list1242620758" text:style-name="L6">
        <text:list-item>
          <text:p text:style-name="P80">Check detection of automatic mode in MTP/MSC capable players (doesn't work currently) </text:p>
        </text:list-item>
        <text:list-item>
          <text:p text:style-name="P80">Check detection and functionalites of MTP devices </text:p>
        </text:list-item>
        <text:list-item>
          <text:p text:style-name="P29">Check detection and functionalites of MSC/USB devices </text:p>
          <text:p text:style-name="P23">Working. </text:p>
        </text:list-item>
      </text:list>
      <text:h text:style-name="P9" text:outline-level="3"><text:bookmark text:name="Remote_collections"/><text:soft-page-break/>Remote collections </text:h>
      <text:list xml:id="list273803657" text:style-name="L7">
        <text:list-item>
          <text:p text:style-name="P30">DAAP: to simulate a remote DAAP collection, try the following (Debian/Ubuntu): </text:p>
        </text:list-item>
      </text:list>
      <text:p text:style-name="P10">sudo apt-get install mt-daapd</text:p>
      <text:p text:style-name="P10">sudo vi /etc/mt-daapd.conf</text:p>
      <text:p text:style-name="P10"># change mp3_dir under [general]</text:p>
      <text:p text:style-name="P11">sudo /etc/init.d/mt-daapd restart</text:p>
      <text:list xml:id="list1285503515" text:style-name="L8">
        <text:list-item>
          <text:p text:style-name="P67">UPnP collection </text:p>
        </text:list-item>
        <text:list-item>
          <text:p text:style-name="P67">NFS collection </text:p>
        </text:list-item>
        <text:list-item>
          <text:p text:style-name="P31">SAMBA shares</text:p>
        </text:list-item>
      </text:list>
      <text:h text:style-name="P8" text:outline-level="2"><text:bookmark text:name="Internet"/>Internet </text:h>
      <text:list xml:id="list1414777782" text:style-name="L9">
        <text:list-item>
          <text:p text:style-name="P68">For last.fm (needs to be enabled first in the plugins): </text:p>
          <text:list>
            <text:list-item>
              <text:p text:style-name="P68">check that last.fm sees an already open KDE wallet </text:p>
              <text:p text:style-name="P51">Working. </text:p>
            </text:list-item>
            <text:list-item>
              <text:p text:style-name="P68">check that scrobbling happens </text:p>
              <text:p text:style-name="P51">Working. </text:p>
            </text:list-item>
          </text:list>
        </text:list-item>
        <text:list-item>
          <text:p text:style-name="P68">From Cool Streams (script that needs to be enabled first):. </text:p>
          <text:list>
            <text:list-item>
              <text:p text:style-name="P68">Add streams to playlist </text:p>
              <text:p text:style-name="P51">Working. </text:p>
            </text:list-item>
            <text:list-item>
              <text:p text:style-name="P68">Replace playlist with stream </text:p>
              <text:p text:style-name="P51">Working. </text:p>
            </text:list-item>
            <text:list-item>
              <text:p text:style-name="P68">Copy stream playlists to collection </text:p>
              <text:p text:style-name="P51">Working. </text:p>
            </text:list-item>
            <text:list-item>
              <text:p text:style-name="P68">Sort streams with different settings </text:p>
              <text:p text:style-name="P51">Working. </text:p>
            </text:list-item>
          </text:list>
        </text:list-item>
        <text:list-item>
          <text:p text:style-name="P68">From Jamendo.com: </text:p>
          <text:list>
            <text:list-item>
              <text:p text:style-name="P68">Update database </text:p>
              <text:h text:style-name="P81" text:outline-level="3">Working. </text:h>
            </text:list-item>
            <text:list-item>
              <text:p text:style-name="P68">Sort/nest tracks, albums and artists with different settings </text:p>
              <text:h text:style-name="P81" text:outline-level="3">Working. </text:h>
            </text:list-item>
            <text:list-item>
              <text:p text:style-name="P68">Copy/download albums or tracks to collection </text:p>
              <text:h text:style-name="P81" text:outline-level="3">Working. </text:h>
            </text:list-item>
            <text:list-item>
              <text:p text:style-name="P68">Play similiar artists from Last.fm </text:p>
              <text:h text:style-name="P81" text:outline-level="3">Can't Test. Not a paid subscriber.</text:h>
            </text:list-item>
            <text:list-item>
              <text:p text:style-name="P32">Bookmark items - <text:span text:style-name="T9">Working. </text:span><text:s/></text:p>
            </text:list-item>
          </text:list>
        </text:list-item>
      </text:list>
      <text:h text:style-name="P8" text:outline-level="2"><text:bookmark text:name="Playlists"/><text:soft-page-break/>Playlists </text:h>
      <text:list xml:id="list1338354054" text:style-name="L10">
        <text:list-item>
          <text:p text:style-name="P33">Ctrl+J should focus playlist search </text:p>
          <text:p text:style-name="P24">Working. </text:p>
        </text:list-item>
      </text:list>
      <text:h text:style-name="P9" text:outline-level="3"><text:bookmark text:name="Dynamic_Playlists"/>Dynamic Playlists </text:h>
      <text:list xml:id="list1333327278" text:style-name="L11">
        <text:list-item>
          <text:p text:style-name="P69">Test default biases </text:p>
          <text:p text:style-name="P52">Working.</text:p>
        </text:list-item>
        <text:list-item>
          <text:p text:style-name="P69">Edit biases </text:p>
          <text:p text:style-name="P52">Working.</text:p>
        </text:list-item>
        <text:list-item>
          <text:p text:style-name="P34">Add new biases </text:p>
          <text:p text:style-name="P25">Working.</text:p>
        </text:list-item>
      </text:list>
      <text:h text:style-name="P9" text:outline-level="3"><text:bookmark text:name="Saved_Playlists"/>Saved Playlists </text:h>
      <text:list xml:id="list660365963" text:style-name="L12">
        <text:list-item>
          <text:p text:style-name="P70">Save to disk </text:p>
          <text:p text:style-name="P53">Working.</text:p>
        </text:list-item>
        <text:list-item>
          <text:p text:style-name="P70">Save to database</text:p>
          <text:p text:style-name="P70"><text:span text:style-name="T9">Working.</text:span> </text:p>
        </text:list-item>
        <text:list-item>
          <text:p text:style-name="P70">Load playlist </text:p>
          <text:p text:style-name="P53">Working.</text:p>
        </text:list-item>
        <text:list-item>
          <text:p text:style-name="P35">Rename playlist </text:p>
          <text:p text:style-name="P26">Working.</text:p>
        </text:list-item>
      </text:list>
      <text:h text:style-name="P9" text:outline-level="3"><text:bookmark text:name="Automatic_Playlist_Generator"/>Automatic Playlist Generator </text:h>
      <text:list xml:id="list2122142170" text:style-name="L13">
        <text:list-item>
          <text:p text:style-name="P71">Ensure saved presets have all been loaded with all their constraints </text:p>
          <text:p text:style-name="P54">Working.</text:p>
        </text:list-item>
        <text:list-item>
          <text:p text:style-name="P71">Ensure that presets persist across sessions </text:p>
          <text:p text:style-name="P54">Working.</text:p>
        </text:list-item>
        <text:list-item>
          <text:p text:style-name="P71">Create and delete presets </text:p>
          <text:p text:style-name="P54">Working.</text:p>
        </text:list-item>
        <text:list-item>
          <text:p text:style-name="P71">Export and import constraints </text:p>
          <text:p text:style-name="P54">Working.</text:p>
        </text:list-item>
        <text:list-item>
          <text:p text:style-name="P71">Add and remove constraints from a preset </text:p>
          <text:p text:style-name="P54">Working.</text:p>
        </text:list-item>
        <text:list-item>
          <text:p text:style-name="P71">Change settings in each constraint </text:p>
          <text:p text:style-name="P54">Working.</text:p>
        </text:list-item>
        <text:list-item>
          <text:p text:style-name="P71">Run the Generator using each of the presets, and ensure that the Generator returns <text:soft-page-break/>reasonable results </text:p>
          <text:p text:style-name="P54">Working.</text:p>
        </text:list-item>
        <text:list-item>
          <text:p text:style-name="P36">Cancel a running Generator job </text:p>
          <text:p text:style-name="P27">Working.</text:p>
        </text:list-item>
      </text:list>
      <text:h text:style-name="P8" text:outline-level="2"><text:bookmark text:name="Files"/>Files </text:h>
      <text:h text:style-name="P8" text:outline-level="2"><text:bookmark text:name="Podcasts"/>Podcasts </text:h>
      <text:h text:style-name="P7" text:outline-level="1"><text:bookmark text:name="Menu_bar"/>Menu bar </text:h>
      <text:h text:style-name="P8" text:outline-level="2"><text:bookmark text:name="Amarok-menu"/>Amarok-menu </text:h>
      <text:list xml:id="list1611882597" text:style-name="L14">
        <text:list-item>
          <text:p text:style-name="P72">Playing media selected with dialog opened by clicking Open media-item </text:p>
          <text:p text:style-name="P55">Working.</text:p>
        </text:list-item>
        <text:list-item>
          <text:p text:style-name="P72">Changing to previous/next track </text:p>
          <text:p text:style-name="P55">Working.</text:p>
        </text:list-item>
        <text:list-item>
          <text:p text:style-name="P72">Start/stop/pause playing </text:p>
          <text:p text:style-name="P55">Working.</text:p>
        </text:list-item>
        <text:list-item>
          <text:p text:style-name="P72">Stop after current track </text:p>
          <text:p text:style-name="P55">Working.</text:p>
        </text:list-item>
        <text:list-item>
          <text:p text:style-name="P37">Quit(is it clean exit with by using it, does Amarok quit properly) </text:p>
          <text:p text:style-name="P28">Working.</text:p>
        </text:list-item>
      </text:list>
      <text:h text:style-name="P8" text:outline-level="2"><text:bookmark text:name="Playlist-menu"/>Playlist-menu </text:h>
      <text:list xml:id="list1407191647" text:style-name="L15">
        <text:list-item>
          <text:p text:style-name="P73">Adding media to playlist with Add Media-item </text:p>
          <text:p text:style-name="P56">Working.</text:p>
        </text:list-item>
        <text:list-item>
          <text:p text:style-name="P73">Adding different types of media streams(pls..) by clicking Add Stream-item </text:p>
          <text:p text:style-name="P56">Working.</text:p>
        </text:list-item>
        <text:list-item>
          <text:p text:style-name="P73">Undo/Redo changes made in playlist </text:p>
          <text:p text:style-name="P56">Working.</text:p>
        </text:list-item>
        <text:list-item>
          <text:p text:style-name="P73">Clearing playlist with Clear playlist-item </text:p>
          <text:p text:style-name="P56">Working.</text:p>
        </text:list-item>
        <text:list-item>
          <text:p text:style-name="P73">Removing duplicates with Remove duplicates-item </text:p>
          <text:p text:style-name="P56">Working.</text:p>
        </text:list-item>
        <text:list-item>
          <text:p text:style-name="P73">Using different playlist layouts including... </text:p>
          <text:list>
            <text:list-item>
              <text:p text:style-name="P73"><text:soft-page-break/>All default playlist layouts </text:p>
              <text:p text:style-name="P56">Working.</text:p>
            </text:list-item>
            <text:list-item>
              <text:p text:style-name="P38">Customized layouts </text:p>
              <text:p text:style-name="P56">Working.</text:p>
            </text:list-item>
          </text:list>
        </text:list-item>
      </text:list>
      <text:h text:style-name="P8" text:outline-level="2"><text:bookmark text:name="Tools"/>Tools </text:h>
      <text:h text:style-name="P9" text:outline-level="3"><text:bookmark text:name="Bookmark_Manager"/>Bookmark Manager </text:h>
      <text:list xml:id="list1099310346" text:style-name="L16">
        <text:list-item>
          <text:p text:style-name="P74">Does already added bookmarks appear </text:p>
          <text:p text:style-name="P57">Yes, they appear.</text:p>
        </text:list-item>
        <text:list-item>
          <text:p text:style-name="P74">Adding bookmark of Context View Applets </text:p>
          <text:p text:style-name="P57">Working.</text:p>
        </text:list-item>
        <text:list-item>
          <text:p text:style-name="P74">Adding bookmark of Media Source View </text:p>
          <text:p text:style-name="P57">Working.</text:p>
        </text:list-item>
        <text:list-item>
          <text:p text:style-name="P74">Adding bookmark of Playlist Setup </text:p>
          <text:p text:style-name="P57">Working.</text:p>
        </text:list-item>
        <text:list-item>
          <text:p text:style-name="P74">Adding bookmark of Current Track Position </text:p>
          <text:p text:style-name="P57">Working.</text:p>
        </text:list-item>
        <text:list-item>
          <text:p text:style-name="P39">Adding folders and sub-folders </text:p>
          <text:p text:style-name="P57">Working.</text:p>
        </text:list-item>
      </text:list>
      <text:h text:style-name="P9" text:outline-level="3"><text:bookmark text:name="Cover_Manager"/>Cover Manager </text:h>
      <text:list xml:id="list1605280072" text:style-name="L17">
        <text:list-item>
          <text:p text:style-name="P75">Browsing folders by artist </text:p>
          <text:p text:style-name="P58">Working.</text:p>
        </text:list-item>
        <text:list-item>
          <text:p text:style-name="P75">Searching covers by album name </text:p>
          <text:p text:style-name="P58">Working.</text:p>
        </text:list-item>
        <text:list-item>
          <text:p text:style-name="P75">Searching covers by artist name </text:p>
          <text:p text:style-name="P58">Working.</text:p>
        </text:list-item>
        <text:list-item>
          <text:p text:style-name="P75">Searching covers with keyword + albums with cover/albums without cover </text:p>
          <text:p text:style-name="P58">Working.</text:p>
        </text:list-item>
        <text:list-item>
          <text:p text:style-name="P75">Fetching missing covers automatically </text:p>
          <text:p text:style-name="P58">Working.</text:p>
        </text:list-item>
        <text:list-item>
          <text:p text:style-name="P75">Fetching cover for specific album... </text:p>
          <text:list>
            <text:list-item>
              <text:p text:style-name="P75">from Last.fm </text:p>
            </text:list-item>
            <text:list-item>
              <text:p text:style-name="P75">from Google </text:p>
            </text:list-item>
            <text:list-item>
              <text:p text:style-name="P75">from Yahoo! </text:p>
            </text:list-item>
            <text:list-item>
              <text:p text:style-name="P75">from Discogs </text:p>
            </text:list-item>
            <text:list-item>
              <text:p text:style-name="P75">Fetching cover with custom keywords </text:p>
            </text:list-item>
            <text:list-item>
              <text:p text:style-name="P75"><text:soft-page-break/>Sorting covers by size </text:p>
            </text:list-item>
            <text:list-item>
              <text:p text:style-name="P75">Clearing view </text:p>
            </text:list-item>
            <text:list-item>
              <text:p text:style-name="P75">Selecting and changing cover </text:p>
            </text:list-item>
          </text:list>
        </text:list-item>
      </text:list>
      <text:list xml:id="list1044778447" text:continue-list="list1407191647" text:style-name="L15">
        <text:list-header>
          <text:p text:style-name="P56">All Working.</text:p>
        </text:list-header>
      </text:list>
      <text:list xml:id="list1566547435" text:continue-list="list1605280072" text:style-name="L17">
        <text:list-item>
          <text:p text:style-name="P75">Setting custom cover from file system(png, jpeg..) </text:p>
          <text:p text:style-name="P58">Working.</text:p>
        </text:list-item>
        <text:list-item>
          <text:p text:style-name="P75">Displaying cover </text:p>
          <text:p text:style-name="P58">Working.</text:p>
        </text:list-item>
        <text:list-item>
          <text:p text:style-name="P40">Unsetting cover </text:p>
          <text:p text:style-name="P58">Working.</text:p>
        </text:list-item>
      </text:list>
      <text:h text:style-name="P9" text:outline-level="3"><text:bookmark text:name="Script_Manager"/>Script Manager </text:h>
      <text:list xml:id="list1391010618" text:style-name="L18">
        <text:list-item>
          <text:p text:style-name="P76">Installing scripts </text:p>
          <text:p text:style-name="P59">Working.</text:p>
        </text:list-item>
        <text:list-item>
          <text:p text:style-name="P76">Uninstalling scripts </text:p>
          <text:p text:style-name="P59">Working.</text:p>
        </text:list-item>
        <text:list-item>
          <text:p text:style-name="P76">Enabling scripts </text:p>
          <text:p text:style-name="P59">Working.</text:p>
        </text:list-item>
        <text:list-item>
          <text:p text:style-name="P76">Disabling scripts </text:p>
          <text:p text:style-name="P59">Working.</text:p>
        </text:list-item>
        <text:list-item>
          <text:p text:style-name="P41">Installing new scripts from the Internet </text:p>
          <text:p text:style-name="P59">Working.</text:p>
        </text:list-item>
      </text:list>
      <text:h text:style-name="P7" text:outline-level="1"><text:bookmark text:name="Context_View"/>Context View </text:h>
      <text:list xml:id="list512971579" text:style-name="L19">
        <text:list-item>
          <text:p text:style-name="P77">Add/remove applets </text:p>
        </text:list-item>
        <text:list-item>
          <text:p text:style-name="P77">Test applet functionalities for </text:p>
          <text:list>
            <text:list-item>
              <text:p text:style-name="P77">Current Track</text:p>
              <text:p text:style-name="P77"><text:span text:style-name="T9">Working.</text:span> </text:p>
            </text:list-item>
            <text:list-item>
              <text:p text:style-name="P77">Wikipedia</text:p>
              <text:p text:style-name="P77"><text:span text:style-name="T9">Working.</text:span> </text:p>
            </text:list-item>
            <text:list-item>
              <text:p text:style-name="P77">Lyrics </text:p>
              <text:p text:style-name="P77"><text:span text:style-name="T9">Working.</text:span> </text:p>
            </text:list-item>
            <text:list-item>
              <text:p text:style-name="P77">Albums </text:p>
              <text:p text:style-name="P60">Display Blank</text:p>
            </text:list-item>
            <text:list-item>
              <text:p text:style-name="P77">Info </text:p>
              <text:p text:style-name="P60">Display Blank</text:p>
            </text:list-item>
            <text:list-item>
              <text:p text:style-name="P77">Similar Artists </text:p>
              <text:p text:style-name="P77"><text:soft-page-break/><text:span text:style-name="T9">Working.</text:span> </text:p>
            </text:list-item>
            <text:list-item>
              <text:p text:style-name="P77">Guitar Tags </text:p>
              <text:p text:style-name="P77"><text:span text:style-name="T9">Working.</text:span> </text:p>
            </text:list-item>
            <text:list-item>
              <text:p text:style-name="P77">Upcoming Events </text:p>
              <text:p text:style-name="P77"><text:span text:style-name="T9">Working.</text:span> </text:p>
            </text:list-item>
            <text:list-item>
              <text:p text:style-name="P77">Photos </text:p>
              <text:p text:style-name="P77"><text:span text:style-name="T9">Working.</text:span> </text:p>
            </text:list-item>
            <text:list-item>
              <text:p text:style-name="P77">Labels </text:p>
              <text:p text:style-name="P77"><text:span text:style-name="T9">Working.</text:span> </text:p>
            </text:list-item>
            <text:list-item>
              <text:p text:style-name="P42">Spectrum Analyzer - <text:span text:style-name="T9">Error: Your system has no sample buffer support.</text:span></text:p>
            </text:list-item>
          </text:list>
        </text:list-item>
      </text:list>
      <text:h text:style-name="P7" text:outline-level="1"><text:bookmark text:name="Playlist_View"/>Playlist View </text:h>
      <text:list xml:id="list703484145" text:style-name="L20">
        <text:list-item>
          <text:p text:style-name="P78">Move tracks around changing place </text:p>
          <text:p text:style-name="P78"><text:span text:style-name="T9">Working.</text:span> </text:p>
        </text:list-item>
        <text:list-item>
          <text:p text:style-name="P78">test different playlist sorting, including shuffle </text:p>
          <text:p text:style-name="P61">Working.</text:p>
        </text:list-item>
        <text:list-item>
          <text:p text:style-name="P78">Set various track progressions use favors</text:p>
          <text:p text:style-name="P78"><text:span text:style-name="T9">Working.</text:span> </text:p>
        </text:list-item>
        <text:list-item>
          <text:p text:style-name="P78">Save as a playlist to disk </text:p>
          <text:p text:style-name="P61">Working.</text:p>
        </text:list-item>
        <text:list-item>
          <text:p text:style-name="P43">Save as a playlist to collection</text:p>
          <text:p text:style-name="P43"><text:span text:style-name="T9">Working.</text:span> </text:p>
        </text:list-item>
      </text:list>
      <text:h text:style-name="P7" text:outline-level="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Micro Hei1" svg:font-family="'WenQuanYi Micro Hei'" style:font-family-generic="modern" style:font-pitch="fixed"/>
    <style:font-face style:name="Cantarell" svg:font-family="Cantarell" style:font-pitch="variable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Devanagar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Devanagar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Devanagar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8854in" fo:margin-bottom="0.8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00:54:51</meta:creation-date>
    <dc:date>2012-12-03T19:25:43</dc:date>
    <meta:editing-duration>PT6H2M36S</meta:editing-duration>
    <meta:editing-cycles>33</meta:editing-cycles>
    <meta:generator>LibreOffice/3.5$Linux_X86_64 LibreOffice_project/350m1$Build-2</meta:generator>
    <meta:document-statistic meta:table-count="0" meta:image-count="0" meta:object-count="0" meta:page-count="11" meta:paragraph-count="321" meta:word-count="1445" meta:character-count="8569" meta:non-whitespace-character-count="7475"/>
  </office:meta>
</office:document-meta>
</file>